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0228" officeooo:paragraph-rsid="000b0228"/>
    </style:style>
    <style:style style:name="P2" style:family="paragraph" style:parent-style-name="Standard">
      <style:paragraph-properties fo:text-align="start" style:justify-single-word="false"/>
      <style:text-properties officeooo:rsid="000b0228" officeooo:paragraph-rsid="000b02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</text:p>
      <text:p text:style-name="P2"/>
      <text:p text:style-name="P2">NOTE:</text:p>
      <text:p text:style-name="P2">1. I had used the RotateTriangle.js and RotateTriangle.html from the chapter 4 and modified just the coloring of the triangle. </text:p>
      <text:p text:style-name="P2"/>
      <text:p text:style-name="P2">2. Also, some students gave me idea to pass the colors as an array and iterate them to get different colors. So, I created an array that contains different colors ( as given in the moodle). I did slightly changes in the draw() function of in the RotateTriangle.js file to get different colors as the triangle rotates. </text:p>
      <text:p text:style-name="P2"/>
      <text:p text:style-name="P2">Thanks a lot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22:45:09.910571967</meta:creation-date>
    <dc:date>2022-10-02T22:48:46.095773744</dc:date>
    <meta:editing-duration>PT3M38S</meta:editing-duration>
    <meta:editing-cycles>1</meta:editing-cycles>
    <meta:document-statistic meta:table-count="0" meta:image-count="0" meta:object-count="0" meta:page-count="1" meta:paragraph-count="5" meta:word-count="82" meta:character-count="469" meta:non-whitespace-character-count="390"/>
    <meta:generator>LibreOffice/6.4.7.2$Linux_X86_64 LibreOffice_project/40$Build-2</meta:generator>
  </office:meta>
</office:document-meta>
</file>